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62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808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 style:data-style-name="N104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6" style:family="table-cell" style:parent-style-name="Default" style:data-style-name="N104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p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3">
            <text:p>Ooznest</text:p>
          </table:table-cell>
          <table:table-cell office:value-type="string" calcext:value-type="string">
            <text:p>NEMA 1705HS200A</text:p>
          </table:table-cell>
          <table:table-cell office:value-type="string" calcext:value-type="string">
            <text:p>https://ooznest.co.uk/product/nema17-stepper-motors/</text:p>
          </table:table-cell>
          <table:table-cell table:style-name="ce7" office:value-type="currency" office:currency="GBP" office:value="15.95" calcext:value-type="currency">
            <text:p>£15.95</text:p>
          </table:table-cell>
          <table:table-cell table:style-name="ce7" office:value-type="currency" office:currency="GBP" office:value="3.79" calcext:value-type="currency" table:number-columns-spanned="1" table:number-rows-spanned="3">
            <text:p>£3.79</text:p>
          </table:table-cell>
          <table:table-cell table:style-name="ce6" table:formula="of:=SUM([.D$1:.D$1048576])" office:value-type="currency" office:currency="GBP" office:value="129.13" calcext:value-type="currency">
            <text:p>£129.13</text:p>
          </table:table-cell>
          <table:table-cell table:number-columns-repeated="1018"/>
        </table:table-row>
        <table:table-row table:style-name="ro3">
          <table:covered-table-cell table:style-name="ce3"/>
          <table:table-cell office:value-type="string" calcext:value-type="string">
            <text:p>NEMA ?</text:p>
          </table:table-cell>
          <table:table-cell office:value-type="string" calcext:value-type="string">
            <text:p>https://ooznest.co.uk/product/nema17-stepper-motors/</text:p>
          </table:table-cell>
          <table:table-cell table:style-name="ce5" office:value-type="string" calcext:value-type="string">
            <text:p>?</text:p>
          </table:table-cell>
          <table:covered-table-cell/>
          <table:table-cell table:number-columns-repeated="1019"/>
        </table:table-row>
        <table:table-row table:style-name="ro3">
          <table:covered-table-cell table:style-name="ce3"/>
          <table:table-cell office:value-type="string" calcext:value-type="string">
            <text:p>2 x DRV8825</text:p>
          </table:table-cell>
          <table:table-cell office:value-type="string" calcext:value-type="string">
            <text:p>https://ooznest.co.uk/product/drv8825-stepper-motor-driver/</text:p>
          </table:table-cell>
          <table:table-cell table:style-name="ce7" office:value-type="currency" office:currency="GBP" office:value="11.5" calcext:value-type="currency">
            <text:p>£11.50</text:p>
          </table:table-cell>
          <table:covered-table-cell/>
          <table:table-cell table:number-columns-repeated="1019"/>
        </table:table-row>
        <table:table-row table:style-name="ro4">
          <table:table-cell office:value-type="string" calcext:value-type="string" table:number-columns-spanned="1" table:number-rows-spanned="2">
            <text:p>BangGood</text:p>
          </table:table-cell>
          <table:table-cell office:value-type="string" calcext:value-type="string">
            <text:p>LM2596</text:p>
          </table:table-cell>
          <table:table-cell office:value-type="string" calcext:value-type="string">
            <text:p>https://uk.banggood.com/LM2596-DC-DC-Verstellbar-Step-Down-Schaltregler-Power-Supply-Module-p-88252.html?cur_warehouse=CN&amp;rmmds=search</text:p>
          </table:table-cell>
          <table:table-cell table:style-name="ce7" office:value-type="currency" office:currency="GBP" office:value="2.5" calcext:value-type="currency">
            <text:p>£2.50</text:p>
          </table:table-cell>
          <table:table-cell table:style-name="ce7" office:value-type="currency" office:currency="GBP" office:value="0" calcext:value-type="currency" table:number-columns-spanned="1" table:number-rows-spanned="2">
            <text:p>£0.00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LM2587</text:p>
          </table:table-cell>
          <table:table-cell office:value-type="string" calcext:value-type="string">
            <text:p>https://uk.banggood.com/LM2587-DC-DC-Boost-Converter-5A-3-30V-Step-Up-to-4-35V-Power-Supply-Module-p-1414309.html?cur_warehouse=CN&amp;rmmds=search</text:p>
          </table:table-cell>
          <table:table-cell table:style-name="ce7" office:value-type="currency" office:currency="GBP" office:value="5.9" calcext:value-type="currency">
            <text:p>£5.90</text:p>
          </table:table-cell>
          <table:covered-table-cell/>
          <table:table-cell table:number-columns-repeated="1019"/>
        </table:table-row>
        <table:table-row table:style-name="ro5">
          <table:table-cell office:value-type="string" calcext:value-type="string" table:number-columns-spanned="1" table:number-rows-spanned="2">
            <text:p>PiHut</text:p>
          </table:table-cell>
          <table:table-cell office:value-type="string" calcext:value-type="string">
            <text:p>RPI 4 Model B 2GB</text:p>
          </table:table-cell>
          <table:table-cell office:value-type="string" calcext:value-type="string">
            <text:p><text:a xlink:href="https://thepihut.com/products/raspberry-pi-4-model-b?variant=20064052674622" xlink:type="simple">https://thepihut.com/products/raspberry-pi-4-model-b?variant=20064052674622</text:a></text:p>
          </table:table-cell>
          <table:table-cell table:style-name="ce7" office:value-type="currency" office:currency="GBP" office:value="33.9" calcext:value-type="currency">
            <text:p>£33.90</text:p>
          </table:table-cell>
          <table:table-cell table:style-name="ce7" office:value-type="currency" office:currency="GBP" office:value="2.99" calcext:value-type="currency" table:number-columns-spanned="1" table:number-rows-spanned="5">
            <text:p>£2.99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12V Solenoid Valve</text:p>
          </table:table-cell>
          <table:table-cell office:value-type="string" calcext:value-type="string">
            <text:p>https://thepihut.com/products/12v-solenoid-valve-1-2</text:p>
          </table:table-cell>
          <table:table-cell table:style-name="ce7" office:value-type="currency" office:currency="GBP" office:value="6.8" calcext:value-type="currency">
            <text:p>£6.80</text:p>
          </table:table-cell>
          <table:covered-table-cell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ode 10 Pack</text:p>
          </table:table-cell>
          <table:table-cell office:value-type="string" calcext:value-type="string">
            <text:p>https://thepihut.com/products/1n4001-diode-10-pack</text:p>
          </table:table-cell>
          <table:table-cell table:style-name="ce7" office:value-type="currency" office:currency="GBP" office:value="1.3" calcext:value-type="currency">
            <text:p>£1.30</text:p>
          </table:table-cell>
          <table:covered-table-cell/>
          <table:table-cell table:number-columns-repeated="1019"/>
        </table:table-row>
        <table:table-row table:style-name="ro6">
          <table:table-cell/>
          <table:table-cell office:value-type="string" calcext:value-type="string">
            <text:p>Transistors</text:p>
          </table:table-cell>
          <table:table-cell office:value-type="string" calcext:value-type="string">
            <text:p>https://thepihut.com/products/tip120-power-darlington-transistors-3-pack</text:p>
          </table:table-cell>
          <table:table-cell table:style-name="ce7" office:value-type="currency" office:currency="GBP" office:value="2.5" calcext:value-type="currency">
            <text:p>£2.50</text:p>
          </table:table-cell>
          <table:covered-table-cell/>
          <table:table-cell table:number-columns-repeated="1019"/>
        </table:table-row>
        <table:table-row table:style-name="ro6">
          <table:table-cell/>
          <table:table-cell office:value-type="string" calcext:value-type="string">
            <text:p>Jumper Wire 120 Pack</text:p>
          </table:table-cell>
          <table:table-cell office:value-type="string" calcext:value-type="string">
            <text:p>https://thepihut.com/products/thepihuts-jumper-bumper-pack-120pcs-dupont-wire</text:p>
          </table:table-cell>
          <table:table-cell table:style-name="ce7" office:value-type="currency" office:currency="GBP" office:value="6" calcext:value-type="currency">
            <text:p>£6.00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Thrust Bearing</text:p>
          </table:table-cell>
          <table:table-cell office:value-type="string" calcext:value-type="string">
            <text:p><text:a xlink:href="https://www.ebay.co.uk/itm/222228621837?var=521063778332" xlink:type="simple">https://www.ebay.co.uk/itm/222228621837?var=521063778332</text:a></text:p>
          </table:table-cell>
          <table:table-cell table:style-name="ce7" office:value-type="currency" office:currency="GBP" office:value="6.59" calcext:value-type="currency">
            <text:p>£6.59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5 x Needle Roller</text:p>
          </table:table-cell>
          <table:table-cell office:value-type="string" calcext:value-type="string">
            <text:p>https://www.ebay.co.uk/itm/222562409230?var=521403850020</text:p>
          </table:table-cell>
          <table:table-cell table:style-name="ce7" office:value-type="currency" office:currency="GBP" office:value="10.52" calcext:value-type="currency">
            <text:p>£10.52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Heat Shrink Tube 100mm</text:p>
          </table:table-cell>
          <table:table-cell office:value-type="string" calcext:value-type="string">
            <text:p>https://www.ebay.co.uk/itm/324453460709?_trkparms=ispr%3D1&amp;hash=item4b8aeeeae5:g:N-YAAOSwACNgmSVu&amp;amdata=enc%3AAQAGAAACkPYe5NmHp%252B2JMhMi7yxGiTJkPrKr5t53CooMSQt2orsSvhAqMt0wg86xg8aAkgjQJDD%252FxM2Mh6j3ys0fGPtNUFXqsSWE2GHHNh%252B0R%252FbAJQj6ek9jB2tWLz74WBYItCmGBGRRFFdKjJB4uJaTjcCAlvzXHvAHqUCTZUve2ldr4t35A3H4ZzzeSOm%252B6bfmKLFCd%252Bs7cjrce75e5Val2iZsJdcx6sr6%252F%252BllcNkqehYRhE%252FwwGXvXG2xXEDirip1YbSjEwKCUkqhdFhRvT%252Bx9xeDivT%252BdwOmtr0OSZbVBPF0U1df6IXZOnZgZKkxusLpvolWlDT%252BsZrT%252B6zv9bFGPlqGjyMg2RnhVSwluAh2B5rwvVEa3f2uTN1d9bav0rMT1V6sBnHtRaYFOCguxlUpP4M5D1dzLIgijykilBhO%252F7EHmaLeN5q4hMsmWGxfEJWI9QPkszOQ%252BBszO56LQTcmSegin%252Fiqt6kPDTT5CI4GV6%252Br8XoNEUWNblEtOArY3kIb3NNYmqogjaq3ih1qUOBK7nGfQiCTWPOLToNoUYUfad2IrLqq8LZnUgXWF2IzCvUcLiNiU0f8Vf5xQP6gIRJspL79UdJBKlcS8xFcZypwdtif3MeADH%252FC8%252Fh7mbMMiE4I4JaRpWkdsS5w%252BZdzz7N9j4ibcaLb7eG3UovcaSTNFpoy3MFIasjgcw9JRmMGPOUU6NUllJK8b%252FAzS3s2fWvzjMrv3Z5D4ZuVwQCQCIY%252FEk5fJ0k7Dsl%252FFgy7V%252FeKyToklJuJLbhGewAmk%252Fcl62n3Mau3rwoXKBPlBSEp1%252FYUQwy0dA8DyfYRraegQXdUnAlqoNLtawNt0Vcy8ub%252BuZTMW%252FQYC0TuWNSI6Oh%252BUeGqb6MIDlx5%7Campid%3APL_CLK%7Cclp%3A2334524</text:p>
          </table:table-cell>
          <table:table-cell table:style-name="ce7" office:value-type="currency" office:currency="GBP" office:value="5.99" calcext:value-type="currency">
            <text:p>£5.99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lectrical Box 150x110x70mm</text:p>
          </table:table-cell>
          <table:table-cell office:value-type="string" calcext:value-type="string">
            <text:p>https://www.ebay.co.uk/itm/254510997123?var=554194563190</text:p>
          </table:table-cell>
          <table:table-cell table:style-name="ce7" office:value-type="currency" office:currency="GBP" office:value="5.97" calcext:value-type="currency">
            <text:p>£5.97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12V 10A Adapter</text:p>
          </table:table-cell>
          <table:table-cell office:value-type="string" calcext:value-type="string">
            <text:p>https://www.ebay.co.uk/itm/113235187493?chn=ps&amp;mkevt=1&amp;mkcid=28&amp;var=413530011482</text:p>
          </table:table-cell>
          <table:table-cell table:style-name="ce7" office:value-type="currency" office:currency="GBP" office:value="13.71" calcext:value-type="currency">
            <text:p>£13.71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9:11:56.588731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1:51:25.285140995</meta:creation-date>
    <dc:date>2021-07-19T17:16:06.650967211</dc:date>
    <meta:editing-duration>PT1H38M24S</meta:editing-duration>
    <meta:editing-cycles>8</meta:editing-cycles>
    <meta:generator>LibreOffice/7.1.4.2$Linux_X86_64 LibreOffice_project/10$Build-2</meta:generator>
    <meta:document-statistic meta:table-count="1" meta:cell-count="58" meta:object-count="0"/>
  </office:meta>
</office:document-meta>
</file>